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0a018c"/>
    </style:style>
    <style:style style:name="P2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  <style:text-properties officeooo:paragraph-rsid="000a018c"/>
    </style:style>
    <style:style style:name="P3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P4" style:family="paragraph" style:parent-style-name="Standard">
      <style:paragraph-properties fo:margin-left="0.205cm" fo:margin-right="0cm" fo:margin-top="0.051cm" fo:margin-bottom="0cm" loext:contextual-spacing="false" fo:text-align="start" style:justify-single-word="false" fo:text-indent="0cm" style:auto-text-indent="false"/>
      <style:text-properties officeooo:paragraph-rsid="000a018c"/>
    </style:style>
    <style:style style:name="P5" style:family="paragraph" style:parent-style-name="Standard" style:master-page-name="">
      <style:paragraph-properties fo:margin-left="0.205cm" fo:margin-right="0cm" fo:margin-top="0.131cm" fo:margin-bottom="0cm" loext:contextual-spacing="false" fo:text-align="start" style:justify-single-word="false" fo:text-indent="0cm" style:auto-text-indent="false" style:page-number="auto" fo:break-before="auto" fo:break-after="auto"/>
      <style:text-properties officeooo:paragraph-rsid="000a018c"/>
    </style:style>
    <style:style style:name="P6" style:family="paragraph" style:parent-style-name="Standard">
      <style:paragraph-properties fo:margin-top="0.028cm" fo:margin-bottom="0cm" loext:contextual-spacing="false" fo:line-height="0.459cm" fo:text-align="start" style:justify-single-word="false"/>
      <style:text-properties fo:font-size="13pt" officeooo:paragraph-rsid="000a018c" style:font-size-asian="13pt" style:font-size-complex="13pt"/>
    </style:style>
    <style:style style:name="P7" style:family="paragraph" style:parent-style-name="Standard">
      <style:paragraph-properties fo:margin-left="0.205cm" fo:margin-right="11.345cm" fo:text-align="start" style:justify-single-word="false" fo:text-indent="0cm" style:auto-text-indent="false"/>
      <style:text-properties officeooo:paragraph-rsid="000a018c"/>
    </style:style>
    <style:style style:name="P8" style:family="paragraph" style:parent-style-name="Standard">
      <style:paragraph-properties fo:margin-top="0.021cm" fo:margin-bottom="0cm" loext:contextual-spacing="false" fo:line-height="0.423cm" fo:text-align="start" style:justify-single-word="false"/>
      <style:text-properties fo:font-size="12pt" officeooo:paragraph-rsid="000a018c" style:font-size-asian="12pt" style:font-size-complex="12pt"/>
    </style:style>
    <style:style style:name="P9" style:family="paragraph" style:parent-style-name="Standard">
      <style:paragraph-properties fo:margin-left="0.205cm" fo:margin-right="1.014cm" fo:text-align="start" style:justify-single-word="false" fo:text-indent="0cm" style:auto-text-indent="false"/>
      <style:text-properties officeooo:paragraph-rsid="000a018c"/>
    </style:style>
    <style:style style:name="P10" style:family="paragraph" style:parent-style-name="Standard">
      <style:paragraph-properties fo:margin-left="0.205cm" fo:margin-right="0.711cm" fo:text-align="start" style:justify-single-word="false" fo:text-indent="0cm" style:auto-text-indent="false"/>
      <style:text-properties officeooo:paragraph-rsid="000a018c"/>
    </style:style>
    <style:style style:name="P11" style:family="paragraph" style:parent-style-name="Standard">
      <style:paragraph-properties fo:margin-left="0.205cm" fo:margin-right="0.111cm" fo:text-align="start" style:justify-single-word="false" fo:text-indent="0cm" style:auto-text-indent="false"/>
      <style:text-properties officeooo:paragraph-rsid="000a018c"/>
    </style:style>
    <style:style style:name="P12" style:family="paragraph" style:parent-style-name="Standard">
      <style:paragraph-properties fo:margin-left="0.205cm" fo:margin-right="0.503cm" fo:text-align="start" style:justify-single-word="false" fo:text-indent="0cm" style:auto-text-indent="false"/>
      <style:text-properties officeooo:paragraph-rsid="000a018c"/>
    </style:style>
    <style:style style:name="P13" style:family="paragraph" style:parent-style-name="Standard">
      <style:paragraph-properties fo:margin-left="0.205cm" fo:margin-right="0.261cm" fo:text-align="start" style:justify-single-word="false" fo:text-indent="0cm" style:auto-text-indent="false"/>
      <style:text-properties officeooo:paragraph-rsid="000a018c"/>
    </style:style>
    <style:style style:name="P14" style:family="paragraph" style:parent-style-name="Standard">
      <style:paragraph-properties fo:margin-left="0.205cm" fo:margin-right="3.39cm" fo:text-align="start" style:justify-single-word="false" fo:text-indent="0cm" style:auto-text-indent="false"/>
      <style:text-properties officeooo:paragraph-rsid="000a018c"/>
    </style:style>
    <style:style style:name="P15" style:family="paragraph" style:parent-style-name="Standard">
      <style:paragraph-properties fo:margin-left="0.205cm" fo:margin-right="8.678cm" fo:text-align="start" style:justify-single-word="false" fo:text-indent="0cm" style:auto-text-indent="false"/>
      <style:text-properties officeooo:paragraph-rsid="000a018c"/>
    </style:style>
    <style:style style:name="P16" style:family="paragraph" style:parent-style-name="Standard">
      <style:paragraph-properties fo:margin-left="0.205cm" fo:margin-right="1.263cm" fo:text-align="start" style:justify-single-word="false" fo:text-indent="0cm" style:auto-text-indent="false"/>
      <style:text-properties officeooo:paragraph-rsid="000a018c"/>
    </style:style>
    <style:style style:name="P17" style:family="paragraph" style:parent-style-name="Standard">
      <style:paragraph-properties fo:margin-left="0.205cm" fo:margin-right="7.84cm" fo:text-align="start" style:justify-single-word="false" fo:text-indent="0cm" style:auto-text-indent="false"/>
      <style:text-properties officeooo:paragraph-rsid="000a018c"/>
    </style:style>
    <style:style style:name="P18" style:family="paragraph" style:parent-style-name="Standard">
      <style:paragraph-properties fo:margin-left="0.205cm" fo:margin-right="0.64cm" fo:text-align="start" style:justify-single-word="false" fo:text-indent="0cm" style:auto-text-indent="false"/>
      <style:text-properties officeooo:paragraph-rsid="000a018c"/>
    </style:style>
    <style:style style:name="P19" style:family="paragraph" style:parent-style-name="Standard">
      <style:paragraph-properties fo:margin-left="0.205cm" fo:margin-right="7.957cm" fo:text-align="start" style:justify-single-word="false" fo:text-indent="0cm" style:auto-text-indent="false"/>
      <style:text-properties officeooo:paragraph-rsid="000a018c"/>
    </style:style>
    <style:style style:name="P20" style:family="paragraph" style:parent-style-name="Standard">
      <style:paragraph-properties fo:margin-left="0.205cm" fo:margin-right="0.914cm" fo:text-align="start" style:justify-single-word="false" fo:text-indent="0cm" style:auto-text-indent="false"/>
      <style:text-properties officeooo:paragraph-rsid="000a018c"/>
    </style:style>
    <style:style style:name="P21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officeooo:paragraph-rsid="000a018c"/>
    </style:style>
    <style:style style:name="P22" style:family="paragraph" style:parent-style-name="Standard">
      <style:paragraph-properties fo:margin-left="0.205cm" fo:margin-right="10.652cm" fo:text-align="start" style:justify-single-word="false" fo:text-indent="0cm" style:auto-text-indent="false"/>
      <style:text-properties officeooo:paragraph-rsid="000a018c"/>
    </style:style>
    <style:style style:name="P23" style:family="paragraph" style:parent-style-name="Standard" style:master-page-name="Standard">
      <style:paragraph-properties fo:margin-left="0.205cm" fo:margin-right="0cm" fo:margin-top="0.064cm" fo:margin-bottom="0cm" loext:contextual-spacing="false" fo:text-align="start" style:justify-single-word="false" fo:text-indent="0cm" style:auto-text-indent="false" style:page-number="auto"/>
      <style:text-properties officeooo:paragraph-rsid="000a018c"/>
    </style:style>
    <style:style style:name="P24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0a018c"/>
    </style:style>
    <style:style style:name="P25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rsid="0012b0b7" officeooo:paragraph-rsid="0012b0b7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0a018c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0a018c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0a018c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0a018c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0a018c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19c4e9" officeooo:paragraph-rsid="000a018c"/>
    </style:style>
    <style:style style:name="P32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T1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" style:family="text">
      <style:text-properties style:font-name="Times New Roman" fo:font-size="12pt" fo:letter-spacing="normal" officeooo:rsid="001924e3" style:font-name-asian="Times New Roman1" style:font-size-asian="12pt" style:font-name-complex="Times New Roman1" style:font-size-complex="12pt" style:text-scale="100%"/>
    </style:style>
    <style:style style:name="T4" style:family="text">
      <style:text-properties style:font-name="Times New Roman" fo:font-size="12pt" fo:letter-spacing="normal" officeooo:rsid="001ab1b9" style:font-name-asian="Times New Roman1" style:font-size-asian="12pt" style:font-name-complex="Times New Roman1" style:font-size-complex="12pt" style:text-scale="100%"/>
    </style:style>
    <style:style style:name="T5" style:family="text">
      <style:text-properties style:font-name="Times New Roman" fo:font-size="12pt" fo:letter-spacing="normal" officeooo:rsid="000a018c" style:font-name-asian="Times New Roman1" style:font-size-asian="12pt" style:font-name-complex="Times New Roman1" style:font-size-complex="12pt" style:text-scale="100%"/>
    </style:style>
    <style:style style:name="T6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8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11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2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13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14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15" style:family="text">
      <style:text-properties style:font-name="Times New Roman" fo:font-size="12pt" fo:letter-spacing="-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17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18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44cm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4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24pt" fo:letter-spacing="-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0" style:family="text">
      <style:text-properties style:font-name="Times New Roman" fo:font-size="24pt" fo:letter-spacing="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1" style:family="text">
      <style:text-properties style:font-name="Times New Roman" fo:font-size="24pt" fo:letter-spacing="normal" fo:font-weight="bold" style:font-name-asian="Times New Roman1" style:font-size-asian="24pt" style:font-weight-asian="bold" style:font-name-complex="Times New Roman1" style:font-size-complex="24pt" style:text-scale="100%"/>
    </style:style>
    <style:style style:name="T42" style:family="text">
      <style:text-properties style:font-name="Times New Roman" fo:font-size="24pt" fo:letter-spacing="-0.016cm" fo:font-weight="bold" style:font-name-asian="Times New Roman1" style:font-size-asian="24pt" style:font-weight-asian="bold" style:font-name-complex="Times New Roman1" style:font-size-complex="24pt" style:text-scale="100%"/>
    </style:style>
    <style:style style:name="T43" style:family="text">
      <style:text-properties style:font-name="Times New Roman" fo:font-size="24pt" fo:letter-spacing="-0.019cm" fo:font-weight="bold" style:font-name-asian="Times New Roman1" style:font-size-asian="24pt" style:font-weight-asian="bold" style:font-name-complex="Times New Roman1" style:font-size-complex="24pt" style:text-scale="100%"/>
    </style:style>
    <style:style style:name="T44" style:family="text">
      <style:text-properties style:font-name="Times New Roman" fo:font-size="24pt" fo:letter-spacing="-0.004cm" fo:font-weight="bold" style:font-name-asian="Times New Roman1" style:font-size-asian="24pt" style:font-weight-asian="bold" style:font-name-complex="Times New Roman1" style:font-size-complex="24pt" style:text-scale="100%"/>
    </style:style>
    <style:style style:name="T45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6" style:family="text">
      <style:text-properties fo:color="#00007f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47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8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9" style:family="text">
      <style:text-properties fo:color="#00007f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0" style:family="text">
      <style:text-properties fo:color="#00007f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1" style:family="text">
      <style:text-properties fo:color="#00007f" style:text-position="-4% 100%"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52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3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4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5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6" style:family="text">
      <style:text-properties fo:color="#00007f" style:text-position="-4% 100%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7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8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59" style:family="text">
      <style:text-properties fo:color="#3465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9">Í</text:span><text:span text:style-name="T40">c</text:span><text:span text:style-name="T41">a</text:span><text:span text:style-name="T42">r</text:span><text:span text:style-name="T41">o </text:span><text:span text:style-name="T39">F</text:span><text:span text:style-name="T42">r</text:span><text:span text:style-name="T40">e</text:span><text:span text:style-name="T41">i</text:span><text:span text:style-name="T43">r</text:span><text:span text:style-name="T41">e </text:span><text:span text:style-name="T40">M</text:span><text:span text:style-name="T44">a</text:span><text:span text:style-name="T40">r</text:span><text:span text:style-name="T41">ti</text:span><text:span text:style-name="T39">n</text:span><text:span text:style-name="T41">s </text:span><text:span text:style-name="T39">d</text:span><text:span text:style-name="T41">a </text:span><text:span text:style-name="T39">S</text:span><text:span text:style-name="T41">ilva</text:span></text:p>
      <text:p text:style-name="P6"/>
      <text:p text:style-name="P1"><text:span text:style-name="T2">Br</text:span><text:span text:style-name="T7">a</text:span><text:span text:style-name="T2">s</text:span><text:span text:style-name="T7">il</text:span><text:span text:style-name="T2">e</text:span><text:span text:style-name="T7">i</text:span><text:span text:style-name="T2">ro,</text:span><text:span text:style-name="T8"> </text:span><text:span text:style-name="T2">so</text:span><text:span text:style-name="T7">lt</text:span><text:span text:style-name="T2">e</text:span><text:span text:style-name="T7">i</text:span><text:span text:style-name="T2">ro,</text:span><text:span text:style-name="T8"> </text:span><text:span text:style-name="T2">2</text:span><text:span text:style-name="T3">5</text:span><text:span text:style-name="T2"> anos</text:span></text:p>
      <text:p text:style-name="P1"><text:span text:style-name="T2">Rua</text:span><text:span text:style-name="T7"> E</text:span><text:span text:style-name="T2">sp</text:span><text:span text:style-name="T7">í</text:span><text:span text:style-name="T2">r</text:span><text:span text:style-name="T10">i</text:span><text:span text:style-name="T7">t</text:span><text:span text:style-name="T2">o San</text:span><text:span text:style-name="T7">t</text:span><text:span text:style-name="T2">o n</text:span><text:span text:style-name="T8">ú</text:span><text:span text:style-name="T12">m</text:span><text:span text:style-name="T2">ero</text:span><text:span text:style-name="T8"> </text:span><text:span text:style-name="T2">820</text:span></text:p>
      <text:p text:style-name="P7"><text:span text:style-name="T2">S</text:span><text:span text:style-name="T7">i</text:span><text:span text:style-name="T2">que</text:span><text:span text:style-name="T7">i</text:span><text:span text:style-name="T2">ra</text:span><text:span text:style-name="T10"> </text:span><text:span text:style-name="T2">C</text:span><text:span text:style-name="T7">am</text:span><text:span text:style-name="T2">pos -</text:span><text:span text:style-name="T14"> </text:span><text:span text:style-name="T2">Araca</text:span><text:span text:style-name="T10">j</text:span><text:span text:style-name="T2">u - SE </text:span><text:span text:style-name="T16">T</text:span><text:span text:style-name="T10">e</text:span><text:span text:style-name="T7">l</text:span><text:span text:style-name="T2">efon</text:span><text:span text:style-name="T10">e</text:span><text:span text:style-name="T2">:</text:span><text:span text:style-name="T7"> </text:span><text:span text:style-name="T2">(79)3241-5568</text:span></text:p>
      <text:p text:style-name="P1"><text:span text:style-name="T7">E</text:span><text:span text:style-name="T2">-</text:span><text:span text:style-name="T7">m</text:span><text:span text:style-name="T2">a</text:span><text:span text:style-name="T10">i</text:span><text:span text:style-name="T7">l</text:span><text:span text:style-name="T2">:</text:span><text:span text:style-name="T10"> </text:span><text:a xlink:type="simple" xlink:href="mailto:icarofre99@gmail.com" text:style-name="Internet_20_link" text:visited-style-name="Visited_20_Internet_20_Link"><text:span text:style-name="T7">i</text:span></text:a><text:a xlink:type="simple" xlink:href="mailto:icarofre99@gmail.com" text:style-name="Internet_20_link" text:visited-style-name="Visited_20_Internet_20_Link"><text:span text:style-name="T2">carofre99</text:span></text:a><text:a xlink:type="simple" xlink:href="mailto:icarofre99@gmail.com" text:style-name="Internet_20_link" text:visited-style-name="Visited_20_Internet_20_Link"><text:span text:style-name="T10">@</text:span></text:a><text:a xlink:type="simple" xlink:href="mailto:icarofre99@gmail.com" text:style-name="Internet_20_link" text:visited-style-name="Visited_20_Internet_20_Link"><text:span text:style-name="T8">g</text:span></text:a><text:a xlink:type="simple" xlink:href="mailto:icarofre99@gmail.com" text:style-name="Internet_20_link" text:visited-style-name="Visited_20_Internet_20_Link"><text:span text:style-name="T12">m</text:span></text:a><text:a xlink:type="simple" xlink:href="mailto:icarofre99@gmail.com" text:style-name="Internet_20_link" text:visited-style-name="Visited_20_Internet_20_Link"><text:span text:style-name="T10">a</text:span></text:a><text:a xlink:type="simple" xlink:href="mailto:icarofre99@gmail.com" text:style-name="Internet_20_link" text:visited-style-name="Visited_20_Internet_20_Link"><text:span text:style-name="T7">il</text:span></text:a><text:a xlink:type="simple" xlink:href="mailto:icarofre99@gmail.com" text:style-name="Internet_20_link" text:visited-style-name="Visited_20_Internet_20_Link"><text:span text:style-name="T2">.c</text:span></text:a><text:a xlink:type="simple" xlink:href="mailto:icarofre99@gmail.com" text:style-name="Internet_20_link" text:visited-style-name="Visited_20_Internet_20_Link"><text:span text:style-name="T8">o</text:span></text:a><text:a xlink:type="simple" xlink:href="mailto:icarofre99@gmail.com" text:style-name="Internet_20_link" text:visited-style-name="Visited_20_Internet_20_Link"><text:span text:style-name="T2">m</text:span></text:a></text:p>
      <text:p text:style-name="P25">(Uso E-mail com frequência. Podendo ser um meio rápido de contato.)</text:p>
      <text:p text:style-name="P2"><text:span text:style-name="T57">B</text:span><text:span text:style-name="T58">l</text:span><text:span text:style-name="T57">og: </text:span><text:span text:style-name="T51"><text:s/></text:span><text:a xlink:type="simple" xlink:href="http://icarofreire.blogspot.com.br/" text:style-name="Internet_20_link" text:visited-style-name="Visited_20_Internet_20_Link"><text:span text:style-name="T52">h</text:span></text:a><text:a xlink:type="simple" xlink:href="http://icarofreire.blogspot.com.br/" text:style-name="Internet_20_link" text:visited-style-name="Visited_20_Internet_20_Link"><text:span text:style-name="T53">tt</text:span></text:a><text:a xlink:type="simple" xlink:href="http://icarofreire.blogspot.com.br/" text:style-name="Internet_20_link" text:visited-style-name="Visited_20_Internet_20_Link"><text:span text:style-name="T54">p</text:span></text:a><text:a xlink:type="simple" xlink:href="http://icarofreire.blogspot.com.br/" text:style-name="Internet_20_link" text:visited-style-name="Visited_20_Internet_20_Link"><text:span text:style-name="T53">:/</text:span></text:a><text:a xlink:type="simple" xlink:href="http://icarofreire.blogspot.com.br/" text:style-name="Internet_20_link" text:visited-style-name="Visited_20_Internet_20_Link"><text:span text:style-name="T55">/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carof</text:span></text:a><text:a xlink:type="simple" xlink:href="http://icarofreire.blogspot.com.br/" text:style-name="Internet_20_link" text:visited-style-name="Visited_20_Internet_20_Link"><text:span text:style-name="T54">r</text:span></text:a><text:a xlink:type="simple" xlink:href="http://icarofreire.blogspot.com.br/" text:style-name="Internet_20_link" text:visited-style-name="Visited_20_Internet_20_Link"><text:span text:style-name="T52">e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re.b</text:span></text:a><text:a xlink:type="simple" xlink:href="http://icarofreire.blogspot.com.br/" text:style-name="Internet_20_link" text:visited-style-name="Visited_20_Internet_20_Link"><text:span text:style-name="T53">l</text:span></text:a><text:a xlink:type="simple" xlink:href="http://icarofreire.blogspot.com.br/" text:style-name="Internet_20_link" text:visited-style-name="Visited_20_Internet_20_Link"><text:span text:style-name="T52">ogspo</text:span></text:a><text:a xlink:type="simple" xlink:href="http://icarofreire.blogspot.com.br/" text:style-name="Internet_20_link" text:visited-style-name="Visited_20_Internet_20_Link"><text:span text:style-name="T53">t</text:span></text:a><text:a xlink:type="simple" xlink:href="http://icarofreire.blogspot.com.br/" text:style-name="Internet_20_link" text:visited-style-name="Visited_20_Internet_20_Link"><text:span text:style-name="T54">.</text:span></text:a><text:a xlink:type="simple" xlink:href="http://icarofreire.blogspot.com.br/" text:style-name="Internet_20_link" text:visited-style-name="Visited_20_Internet_20_Link"><text:span text:style-name="T52">c</text:span></text:a><text:a xlink:type="simple" xlink:href="http://icarofreire.blogspot.com.br/" text:style-name="Internet_20_link" text:visited-style-name="Visited_20_Internet_20_Link"><text:span text:style-name="T54">o</text:span></text:a><text:a xlink:type="simple" xlink:href="http://icarofreire.blogspot.com.br/" text:style-name="Internet_20_link" text:visited-style-name="Visited_20_Internet_20_Link"><text:span text:style-name="T56">m</text:span></text:a><text:a xlink:type="simple" xlink:href="http://icarofreire.blogspot.com.br/" text:style-name="Internet_20_link" text:visited-style-name="Visited_20_Internet_20_Link"><text:span text:style-name="T52">.br/</text:span></text:a></text:p>
      <text:p text:style-name="P8"/>
      <text:p text:style-name="P4"><text:span text:style-name="T6">O</text:span><text:span text:style-name="T1">bjet</text:span><text:span text:style-name="T6">i</text:span><text:span text:style-name="T1">vo:</text:span></text:p>
      <text:p text:style-name="P9"><text:span text:style-name="T2">A</text:span><text:span text:style-name="T7">t</text:span><text:span text:style-name="T2">uar na ár</text:span><text:span text:style-name="T10">e</text:span><text:span text:style-name="T2">a de Info</text:span><text:span text:style-name="T8">r</text:span><text:span text:style-name="T12">m</text:span><text:span text:style-name="T10">á</text:span><text:span text:style-name="T7">ti</text:span><text:span text:style-name="T10">c</text:span><text:span text:style-name="T2">a c</text:span><text:span text:style-name="T8">o</text:span><text:span text:style-name="T12">m</text:span><text:span text:style-name="T2">o</text:span><text:span text:style-name="T8"> </text:span><text:span text:style-name="T7">P</text:span><text:span text:style-name="T2">rogr</text:span><text:span text:style-name="T10">a</text:span><text:span text:style-name="T12">m</text:span><text:span text:style-name="T10">a</text:span><text:span text:style-name="T2">dor c</text:span><text:span text:style-name="T8">o</text:span><text:span text:style-name="T2">m</text:span><text:span text:style-name="T7"> </text:span><text:span text:style-name="T2">foco no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.</text:span></text:p>
      <text:p text:style-name="P6"/>
      <text:p text:style-name="P1"><text:span text:style-name="T6">P</text:span><text:span text:style-name="T1">er</text:span><text:span text:style-name="T9">f</text:span><text:span text:style-name="T6">il</text:span><text:span text:style-name="T1">:</text:span></text:p>
      <text:p text:style-name="P10"><text:span text:style-name="T2">Bom</text:span><text:span text:style-name="T7"> </text:span><text:span text:style-name="T2">en</text:span><text:span text:style-name="T7">t</text:span><text:span text:style-name="T2">en</text:span><text:span text:style-name="T8">d</text:span><text:span text:style-name="T10">i</text:span><text:span text:style-name="T12">m</text:span><text:span text:style-name="T2">e</text:span><text:span text:style-name="T8">n</text:span><text:span text:style-name="T7">t</text:span><text:span text:style-name="T2">o de para</text:span><text:span text:style-name="T8">d</text:span><text:span text:style-name="T7">i</text:span><text:span text:style-name="T8">g</text:span><text:span text:style-name="T12">m</text:span><text:span text:style-name="T2">a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 e es</text:span><text:span text:style-name="T7">t</text:span><text:span text:style-name="T2">ru</text:span><text:span text:style-name="T7">t</text:span><text:span text:style-name="T2">u</text:span><text:span text:style-name="T8">r</text:span><text:span text:style-name="T2">as de dados c</text:span><text:span text:style-name="T8">o</text:span><text:span text:style-name="T12">m</text:span><text:span text:style-name="T2">p</text:span><text:span text:style-name="T10">l</text:span><text:span text:style-name="T2">exas c</text:span><text:span text:style-name="T8">o</text:span><text:span text:style-name="T2">m</text:span><text:span text:style-name="T7"> </text:span><text:span text:style-name="T2">p</text:span><text:span text:style-name="T7">l</text:span><text:span text:style-name="T2">eno </text:span><text:span text:style-name="T7">i</text:span><text:span text:style-name="T2">n</text:span><text:span text:style-name="T7">t</text:span><text:span text:style-name="T2">eresse</text:span><text:span text:style-name="T10"> </text:span><text:span text:style-name="T2">em</text:span><text:span text:style-name="T7"> </text:span><text:span text:style-name="T2">pro</text:span><text:span text:style-name="T10">j</text:span><text:span text:style-name="T2">e</text:span><text:span text:style-name="T7">t</text:span><text:span text:style-name="T2">os 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,</text:span><text:span text:style-name="T8"> </text:span><text:span text:style-name="T2">e reso</text:span><text:span text:style-name="T7">l</text:span><text:span text:style-name="T2">ução</text:span><text:span text:style-name="T8"> </text:span><text:span text:style-name="T2">de prob</text:span><text:span text:style-name="T7">l</text:span><text:span text:style-name="T10">e</text:span><text:span text:style-name="T7">m</text:span><text:span text:style-name="T2">as co</text:span><text:span text:style-name="T7">m</text:span><text:span text:style-name="T2">pu</text:span><text:span text:style-name="T7">t</text:span><text:span text:style-name="T10">a</text:span><text:span text:style-name="T2">c</text:span><text:span text:style-name="T7">i</text:span><text:span text:style-name="T2">on</text:span><text:span text:style-name="T10">a</text:span><text:span text:style-name="T7">i</text:span><text:span text:style-name="T2">s.</text:span></text:p>
      <text:p text:style-name="P11"><text:span text:style-name="T2">Progra</text:span><text:span text:style-name="T7">m</text:span><text:span text:style-name="T2">ador hob</text:span><text:span text:style-name="T17">b</text:span><text:span text:style-name="T19">y</text:span><text:span text:style-name="T8">s</text:span><text:span text:style-name="T7">t</text:span><text:span text:style-name="T2">a,</text:span><text:span text:style-name="T8"> </text:span><text:span text:style-name="T2">e au</text:span><text:span text:style-name="T7">t</text:span><text:span text:style-name="T2">od</text:span><text:span text:style-name="T7">i</text:span><text:span text:style-name="T8">d</text:span><text:span text:style-name="T2">a</text:span><text:span text:style-name="T7">t</text:span><text:span text:style-name="T2">a</text:span><text:span text:style-name="T10"> </text:span><text:span text:style-name="T2">em</text:span><text:span text:style-name="T7"> </text:span><text:span text:style-name="T2">vár</text:span><text:span text:style-name="T10">i</text:span><text:span text:style-name="T2">as </text:span><text:span text:style-name="T7">li</text:span><text:span text:style-name="T2">nguagen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, a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ferr</text:span><text:span text:style-name="T10">a</text:span><text:span text:style-name="T12">m</text:span><text:span text:style-name="T2">e</text:span><text:span text:style-name="T8">n</text:span><text:span text:style-name="T7">t</text:span><text:span text:style-name="T2">as de de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e s</text:span><text:span text:style-name="T7">i</text:span><text:span text:style-name="T2">s</text:span><text:span text:style-name="T7">t</text:span><text:span text:style-name="T10">e</text:span><text:span text:style-name="T12">m</text:span><text:span text:style-name="T2">as</text:span><text:span text:style-name="T8"> </text:span><text:span text:style-name="T2">operac</text:span><text:span text:style-name="T7">i</text:span><text:span text:style-name="T2">o</text:span><text:span text:style-name="T8">n</text:span><text:span text:style-name="T2">a</text:span><text:span text:style-name="T7">i</text:span><text:span text:style-name="T2">s;</text:span><text:span text:style-name="T10"> </text:span><text:span text:style-name="T2">vo</text:span><text:span text:style-name="T7">l</text:span><text:span text:style-name="T2">un</text:span><text:span text:style-name="T7">t</text:span><text:span text:style-name="T2">ár</text:span><text:span text:style-name="T7">i</text:span><text:span text:style-name="T2">o</text:span><text:span text:style-name="T8"> </text:span><text:span text:style-name="T2">para qua</text:span><text:span text:style-name="T7">l</text:span><text:span text:style-name="T2">q</text:span><text:span text:style-name="T8">u</text:span><text:span text:style-name="T2">er </text:span><text:span text:style-name="T7">t</text:span><text:span text:style-name="T2">arefa</text:span><text:span text:style-name="T10"> </text:span><text:span text:style-name="T2">desaf</text:span><text:span text:style-name="T7">i</text:span><text:span text:style-name="T2">adora,</text:span><text:span text:style-name="T8"> </text:span><text:span text:style-name="T2">au</text:span><text:span text:style-name="T7">t</text:span><text:span text:style-name="T8">o</text:span><text:span text:style-name="T12">m</text:span><text:span text:style-name="T8">o</text:span><text:span text:style-name="T7">ti</text:span><text:span text:style-name="T2">vado,</text:span><text:span text:style-name="T8"> </text:span><text:span text:style-name="T2">e </text:span><text:span text:style-name="T7">i</text:span><text:span text:style-name="T2">n</text:span><text:span text:style-name="T7">t</text:span><text:span text:style-name="T10">e</text:span><text:span text:style-name="T7">i</text:span><text:span text:style-name="T2">r</text:span><text:span text:style-name="T10">a</text:span><text:span text:style-name="T12">m</text:span><text:span text:style-name="T10">e</text:span><text:span text:style-name="T2">n</text:span><text:span text:style-name="T7">t</text:span><text:span text:style-name="T2">e</text:span><text:span text:style-name="T10"> </text:span><text:span text:style-name="T2">d</text:span><text:span text:style-name="T7">i</text:span><text:span text:style-name="T2">spon</text:span><text:span text:style-name="T7">í</text:span><text:span text:style-name="T2">vel</text:span><text:span text:style-name="T10"> </text:span><text:span text:style-name="T2">ao aprend</text:span><text:span text:style-name="T7">i</text:span><text:span text:style-name="T10">z</text:span><text:span text:style-name="T2">ado de novas </text:span><text:span text:style-name="T7">t</text:span><text:span text:style-name="T10">e</text:span><text:span text:style-name="T2">cno</text:span><text:span text:style-name="T7">l</text:span><text:span text:style-name="T2">og</text:span><text:span text:style-name="T10">i</text:span><text:span text:style-name="T2">as e </text:span><text:span text:style-name="T12">m</text:span><text:span text:style-name="T10">e</text:span><text:span text:style-name="T7">t</text:span><text:span text:style-name="T2">od</text:span><text:span text:style-name="T8">o</text:span><text:span text:style-name="T7">l</text:span><text:span text:style-name="T2">og</text:span><text:span text:style-name="T7">i</text:span><text:span text:style-name="T2">as de</text:span><text:span text:style-name="T10"> </text:span><text:span text:style-name="T2">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, s</text:span><text:span text:style-name="T10">e</text:span><text:span text:style-name="T12">m</text:span><text:span text:style-name="T2">pre</text:span><text:span text:style-name="T10"> </text:span><text:span text:style-name="T2">aber</text:span><text:span text:style-name="T7">t</text:span><text:span text:style-name="T2">o</text:span><text:span text:style-name="T8"> </text:span><text:span text:style-name="T2">ao conhe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e novos desaf</text:span><text:span text:style-name="T7">i</text:span><text:span text:style-name="T2">os.</text:span></text:p>
      <text:p text:style-name="P6"/>
      <text:p text:style-name="P1"><text:span text:style-name="T6">C</text:span><text:span text:style-name="T1">onhec</text:span><text:span text:style-name="T13">i</text:span><text:span text:style-name="T18">m</text:span><text:span text:style-name="T1">ent</text:span><text:span text:style-name="T21">o</text:span><text:span text:style-name="T1">s</text:span><text:span text:style-name="T23"> </text:span><text:span text:style-name="T1">T</text:span><text:span text:style-name="T6">é</text:span><text:span text:style-name="T1">cn</text:span><text:span text:style-name="T11">i</text:span><text:span text:style-name="T1">cos:</text:span></text:p>
      <text:list xml:id="list6666523813639588015" text:style-name="L1">
        <text:list-item>
          <text:p text:style-name="P26"><text:span text:style-name="T7">Li</text:span><text:span text:style-name="T2">nguag</text:span><text:span text:style-name="T10">e</text:span><text:span text:style-name="T2">m</text:span><text:span text:style-name="T7"> </text:span><text:span text:style-name="T2">C;</text:span></text:p>
        </text:list-item>
        <text:list-item>
          <text:p text:style-name="P26"><text:span text:style-name="T7">Li</text:span><text:span text:style-name="T2">nguag</text:span><text:span text:style-name="T10">e</text:span><text:span text:style-name="T2">m</text:span><text:span text:style-name="T7"> </text:span><text:span text:style-name="T2">C</text:span><text:span text:style-name="T5">++;</text:span></text:p>
        </text:list-item>
      </text:list>
      <text:list xml:id="list630968786514181994" text:style-name="L2">
        <text:list-item>
          <text:list>
            <text:list-item>
              <text:p text:style-name="P27"><text:span text:style-name="T4">Conhecimento sobre o Padrão C++11 e C++14</text:span><text:span text:style-name="T5">;</text:span></text:p>
            </text:list-item>
            <text:list-item>
              <text:p text:style-name="P27">Conhecimento sobre a interface C++ para GTK+ (gtkmm), para construção de interfaces gráfica de usuário.</text:p>
            </text:list-item>
          </text:list>
        </text:list-item>
        <text:list-item>
          <text:p text:style-name="P27"><text:span text:style-name="T8">P</text:span><text:span text:style-name="T24">y</text:span><text:span text:style-name="T7">t</text:span><text:span text:style-name="T2">ho</text:span><text:span text:style-name="T8">n</text:span><text:span text:style-name="T2">;</text:span></text:p>
        </text:list-item>
        <text:list-item>
          <text:p text:style-name="P27"><text:span text:style-name="T7">P</text:span><text:span text:style-name="T2">HP;</text:span></text:p>
        </text:list-item>
        <text:list-item>
          <text:p text:style-name="P27"><text:span text:style-name="T2">Java - P</text:span><text:span text:style-name="T7">l</text:span><text:span text:style-name="T2">a</text:span><text:span text:style-name="T7">t</text:span><text:span text:style-name="T2">afo</text:span><text:span text:style-name="T8">r</text:span><text:span text:style-name="T7">m</text:span><text:span text:style-name="T2">a JS</text:span><text:span text:style-name="T7">E/</text:span><text:span text:style-name="T2">J2S</text:span><text:span text:style-name="T7">E</text:span><text:span text:style-name="T2">(Desk</text:span><text:span text:style-name="T7">t</text:span><text:span text:style-name="T2">op):</text:span></text:p>
        </text:list-item>
      </text:list>
      <text:list xml:id="list5718994837746285537" text:style-name="L3">
        <text:list-item>
          <text:list>
            <text:list-item>
              <text:p text:style-name="P28"><text:span text:style-name="T2">P</text:span><text:span text:style-name="T22">o</text:span><text:span text:style-name="T2">ssuo co</text:span><text:span text:style-name="T7">m</text:span><text:span text:style-name="T2">o </text:span><text:span text:style-name="T7">m</text:span><text:span text:style-name="T10">é</text:span><text:span text:style-name="T7">t</text:span><text:span text:style-name="T2">odo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da</text:span><text:span text:style-name="T10"> </text:span><text:span text:style-name="T2">In</text:span><text:span text:style-name="T7">t</text:span><text:span text:style-name="T2">erface</text:span><text:span text:style-name="T10"> </text:span><text:span text:style-name="T2">Gráf</text:span><text:span text:style-name="T7">i</text:span><text:span text:style-name="T2">ca</text:span><text:span text:style-name="T10"> </text:span><text:span text:style-name="T2">do </text:span><text:span text:style-name="T7">U</text:span><text:span text:style-name="T2">suár</text:span><text:span text:style-name="T7">i</text:span><text:span text:style-name="T2">o,</text:span><text:span text:style-name="T8"> </text:span><text:span text:style-name="T2">escrever </text:span><text:span text:style-name="T7">t</text:span><text:span text:style-name="T2">odo</text:span><text:span text:style-name="T8"> </text:span><text:span text:style-name="T2">o cód</text:span><text:span text:style-name="T7">i</text:span><text:span text:style-name="T2">go </text:span><text:span text:style-name="T7">m</text:span><text:span text:style-name="T2">an</text:span><text:span text:style-name="T8">u</text:span><text:span text:style-name="T2">a</text:span><text:span text:style-name="T10">l</text:span><text:span text:style-name="T12">m</text:span><text:span text:style-name="T10">e</text:span><text:span text:style-name="T2">n</text:span><text:span text:style-name="T7">t</text:span><text:span text:style-name="T2">e,</text:span><text:span text:style-name="T8"> </text:span><text:span text:style-name="T2">sem</text:span><text:span text:style-name="T7"> </text:span><text:span text:style-name="T2">a u</text:span><text:span text:style-name="T7">t</text:span><text:span text:style-name="T10">i</text:span><text:span text:style-name="T7">li</text:span><text:span text:style-name="T10">z</text:span><text:span text:style-name="T2">ação</text:span><text:span text:style-name="T8"> </text:span><text:span text:style-name="T2">de ferr</text:span><text:span text:style-name="T10">a</text:span><text:span text:style-name="T12">m</text:span><text:span text:style-name="T2">e</text:span><text:span text:style-name="T8">n</text:span><text:span text:style-name="T7">t</text:span><text:span text:style-name="T2">as cons</text:span><text:span text:style-name="T7">t</text:span><text:span text:style-name="T2">ru</text:span><text:span text:style-name="T7">t</text:span><text:span text:style-name="T2">oras</text:span><text:span text:style-name="T8"> </text:span><text:span text:style-name="T2">de In</text:span><text:span text:style-name="T7">t</text:span><text:span text:style-name="T2">erfa</text:span><text:span text:style-name="T10">c</text:span><text:span text:style-name="T2">e Gráf</text:span><text:span text:style-name="T7">i</text:span><text:span text:style-name="T2">ca </text:span><text:span text:style-name="T22">(</text:span><text:span text:style-name="T2">GUI bu</text:span><text:span text:style-name="T7">il</text:span><text:span text:style-name="T8">d</text:span><text:span text:style-name="T2">er /</text:span><text:span text:style-name="T7"> </text:span><text:span text:style-name="T2">GUI D</text:span><text:span text:style-name="T12">e</text:span><text:span text:style-name="T2">s</text:span><text:span text:style-name="T7">i</text:span><text:span text:style-name="T2">gner).</text:span></text:p>
            </text:list-item>
          </text:list>
        </text:list-item>
      </text:list>
      <text:p text:style-name="P6"/>
      <text:p text:style-name="P1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 </text:span><text:span text:style-name="T13">e</text:span><text:span text:style-name="T1">m</text:span><text:span text:style-name="T9"> </text:span><text:span text:style-name="T1">Ba</text:span><text:span text:style-name="T11">i</text:span><text:span text:style-name="T21">x</text:span><text:span text:style-name="T1">o</text:span><text:span text:style-name="T9"> </text:span><text:span text:style-name="T1">N</text:span><text:span text:style-name="T6">í</text:span><text:span text:style-name="T1">ve</text:span><text:span text:style-name="T6">l</text:span><text:span text:style-name="T1">:</text:span></text:p>
      <text:p text:style-name="P12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sof</text:span><text:span text:style-name="T7">t</text:span><text:span text:style-name="T2">ware</text:span><text:span text:style-name="T10"> </text:span><text:span text:style-name="T2">em</text:span><text:span text:style-name="T7"> li</text:span><text:span text:style-name="T2">ng</text:span><text:span text:style-name="T8">u</text:span><text:span text:style-name="T2">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2">b</text:span><text:span text:style-name="T26">l</text:span><text:span text:style-name="T2">y</text:span><text:span text:style-name="T22"> </text:span><text:span text:style-name="T2">u</text:span><text:span text:style-name="T7">ti</text:span><text:span text:style-name="T10">l</text:span><text:span text:style-name="T7">i</text:span><text:span text:style-name="T2">zando</text:span><text:span text:style-name="T8"> </text:span><text:span text:style-name="T2">a s</text:span><text:span text:style-name="T7">i</text:span><text:span text:style-name="T2">n</text:span><text:span text:style-name="T7">t</text:span><text:span text:style-name="T2">axe</text:span><text:span text:style-name="T10"> </text:span><text:span text:style-name="T2">IN</text:span><text:span text:style-name="T7">TEL</text:span><text:span text:style-name="T2">,</text:span><text:span text:style-name="T8"> </text:span><text:span text:style-name="T7">t</text:span><text:span text:style-name="T2">endo c</text:span><text:span text:style-name="T8">o</text:span><text:span text:style-name="T12">m</text:span><text:span text:style-name="T2">o ferr</text:span><text:span text:style-name="T10">a</text:span><text:span text:style-name="T12">m</text:span><text:span text:style-name="T2">e</text:span><text:span text:style-name="T8">n</text:span><text:span text:style-name="T7">t</text:span><text:span text:style-name="T2">a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m</text:span><text:span text:style-name="T2">o</text:span><text:span text:style-name="T8">n</text:span><text:span text:style-name="T7">t</text:span><text:span text:style-name="T2">adores c</text:span><text:span text:style-name="T8">o</text:span><text:span text:style-name="T12">m</text:span><text:span text:style-name="T2">o</text:span><text:span text:style-name="T8"> </text:span><text:span text:style-name="T2">N</text:span><text:span text:style-name="T12">a</text:span><text:span text:style-name="T8">s</text:span><text:span text:style-name="T2">m</text:span><text:span text:style-name="T7"> </text:span><text:span text:style-name="T2">e</text:span><text:span text:style-name="T27"> </text:span><text:span text:style-name="T28">Y</text:span><text:span text:style-name="T2">a</text:span><text:span text:style-name="T8">s</text:span><text:span text:style-name="T12">m</text:span><text:span text:style-name="T2">;</text:span></text:p>
      <text:p text:style-name="P1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32 b</text:span><text:span text:style-name="T7">it</text:span><text:span text:style-name="T2">s(x86</text:span><text:span text:style-name="T8">-</text:span><text:span text:style-name="T2">32</text:span><text:span text:style-name="T7">/</text:span><text:span text:style-name="T2">IA-32), S</text:span><text:span text:style-name="T7">i</text:span><text:span text:style-name="T2">n</text:span><text:span text:style-name="T7">t</text:span><text:span text:style-name="T2">axe In</text:span><text:span text:style-name="T10">t</text:span><text:span text:style-name="T2">e</text:span><text:span text:style-name="T7">l</text:span><text:span text:style-name="T2">:</text:span><text:span text:style-name="T10"> </text:span><text:span text:style-name="T2">80386, 80486,</text:span></text:p>
      <text:p text:style-name="P3">80586, 80686;</text:p>
      <text:p text:style-name="P13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64 b</text:span><text:span text:style-name="T7">it</text:span><text:span text:style-name="T2">s(x86</text:span><text:span text:style-name="T8">-</text:span><text:span text:style-name="T2">64</text:span><text:span text:style-name="T7">/E</text:span><text:span text:style-name="T2">M64</text:span><text:span text:style-name="T7">T</text:span><text:span text:style-name="T2">), S</text:span><text:span text:style-name="T7">i</text:span><text:span text:style-name="T2">n</text:span><text:span text:style-name="T7">t</text:span><text:span text:style-name="T2">a</text:span><text:span text:style-name="T8">x</text:span><text:span text:style-name="T2">e In</text:span><text:span text:style-name="T7">t</text:span><text:span text:style-name="T10">e</text:span><text:span text:style-name="T7">l</text:span><text:span text:style-name="T2">:</text:span><text:span text:style-name="T7"> </text:span><text:span text:style-name="T2">c</text:span><text:span text:style-name="T8">o</text:span><text:span text:style-name="T2">m</text:span><text:span text:style-name="T7"> </text:span><text:span text:style-name="T2">o con</text:span><text:span text:style-name="T10">j</text:span><text:span text:style-name="T2">un</text:span><text:span text:style-name="T7">t</text:span><text:span text:style-name="T2">o de </text:span><text:span text:style-name="T7">i</text:span><text:span text:style-name="T2">ns</text:span><text:span text:style-name="T7">t</text:span><text:span text:style-name="T2">ruções</text:span><text:span text:style-name="T8"> </text:span><text:span text:style-name="T7">M</text:span><text:span text:style-name="T2">MX, </text:span><text:span text:style-name="T7">S</text:span><text:span text:style-name="T2">S</text:span><text:span text:style-name="T7">E</text:span><text:span text:style-name="T2">, SS</text:span><text:span text:style-name="T7">E</text:span><text:span text:style-name="T2">2 e SS</text:span><text:span text:style-name="T7">E</text:span><text:span text:style-name="T2">3.</text:span></text:p>
      <text:p text:style-name="P6"/>
      <text:p text:style-name="P1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</text:span><text:span text:style-name="T23"> </text:span><text:span text:style-name="T15">W</text:span><text:span text:style-name="T1">eb:</text:span></text:p>
      <text:p text:style-name="P14"><text:span text:style-name="T7">Li</text:span><text:span text:style-name="T2">nguagens:</text:span><text:span text:style-name="T10"> </text:span><text:span text:style-name="T2">H</text:span><text:span text:style-name="T7">T</text:span><text:span text:style-name="T2">M</text:span><text:span text:style-name="T7">L</text:span><text:span text:style-name="T2">, </text:span><text:span text:style-name="T7">X</text:span><text:span text:style-name="T2">M</text:span><text:span text:style-name="T7">L</text:span><text:span text:style-name="T2">,</text:span><text:span text:style-name="T8"> </text:span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i</text:span><text:span text:style-name="T8">n</text:span><text:span text:style-name="T7">t</text:span><text:span text:style-name="T2">e</text:span><text:span text:style-name="T8">r</text:span><text:span text:style-name="T12">m</text:span><text:span text:style-name="T2">e</text:span><text:span text:style-name="T8">d</text:span><text:span text:style-name="T7">i</text:span><text:span text:style-name="T2">ár</text:span><text:span text:style-name="T7">i</text:span><text:span text:style-name="T2">o</text:span><text:span text:style-name="T8"> </text:span><text:span text:style-name="T2">em</text:span><text:span text:style-name="T7"> </text:span><text:span text:style-name="T2">JavaScr</text:span><text:span text:style-name="T7">i</text:span><text:span text:style-name="T8">p</text:span><text:span text:style-name="T2">t</text:span><text:span text:style-name="T7"> </text:span><text:span text:style-name="T2">e CSS; </text:span><text:span text:style-name="T7">Li</text:span><text:span text:style-name="T2">nguag</text:span><text:span text:style-name="T10">e</text:span><text:span text:style-name="T2">m</text:span><text:span text:style-name="T7"> </text:span><text:span text:style-name="T2">d</text:span><text:span text:style-name="T7">i</text:span><text:span text:style-name="T2">n</text:span><text:span text:style-name="T10">â</text:span><text:span text:style-name="T7">mi</text:span><text:span text:style-name="T10">c</text:span><text:span text:style-name="T2">a para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:</text:span><text:span text:style-name="T10"> </text:span><text:span text:style-name="T7">P</text:span><text:span text:style-name="T2">HP;</text:span></text:p>
      <text:p text:style-name="P1"><text:span text:style-name="T2">B</text:span><text:span text:style-name="T7">a</text:span><text:span text:style-name="T2">nco de</text:span><text:span text:style-name="T10"> </text:span><text:span text:style-name="T7">D</text:span><text:span text:style-name="T2">ados:</text:span><text:span text:style-name="T7"> </text:span><text:span text:style-name="T2">SQ</text:span><text:span text:style-name="T7">L</text:span><text:span text:style-name="T2">, </text:span><text:span text:style-name="T8">M</text:span><text:span text:style-name="T24">y</text:span><text:span text:style-name="T2">Sq</text:span><text:span text:style-name="T7">l</text:span><text:span text:style-name="T2">,</text:span><text:span text:style-name="T8"> </text:span><text:span text:style-name="T2">php</text:span><text:span text:style-name="T8">M</text:span><text:span text:style-name="T24">y</text:span><text:span text:style-name="T2">A</text:span><text:span text:style-name="T8">d</text:span><text:span text:style-name="T12">m</text:span><text:span text:style-name="T7">i</text:span><text:span text:style-name="T2">n.</text:span></text:p>
      <text:p text:style-name="P6"/>
      <text:p text:style-name="P1"><text:span text:style-name="T1">Banc</text:span><text:span text:style-name="T21">o</text:span><text:span text:style-name="T1">s de Dados:</text:span></text:p>
      <text:p text:style-name="P15"><text:span text:style-name="T7">Li</text:span><text:span text:style-name="T2">nguag</text:span><text:span text:style-name="T10">e</text:span><text:span text:style-name="T2">m</text:span><text:span text:style-name="T7"> </text:span><text:span text:style-name="T2">SQ</text:span><text:span text:style-name="T7">L</text:span><text:span text:style-name="T2">(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</text:span><text:span text:style-name="T8">r</text:span><text:span text:style-name="T7">m</text:span><text:span text:style-name="T2">ed</text:span><text:span text:style-name="T7">i</text:span><text:span text:style-name="T2">á</text:span><text:span text:style-name="T8">r</text:span><text:span text:style-name="T7">i</text:span><text:span text:style-name="T2">o); </text:span><text:soft-page-break/><text:span text:style-name="T8">M</text:span><text:span text:style-name="T19">y</text:span><text:span text:style-name="T2">S</text:span><text:span text:style-name="T8">Q</text:span><text:span text:style-name="T7">L</text:span><text:span text:style-name="T2">;</text:span></text:p>
      <text:p text:style-name="P21"><text:span text:style-name="T7">S</text:span><text:span text:style-name="T2">Q</text:span><text:span text:style-name="T7">L</text:span><text:span text:style-name="T10">i</text:span><text:span text:style-name="T7">t</text:span><text:span text:style-name="T2">e; P</text:span><text:span text:style-name="T22">o</text:span><text:span text:style-name="T2">s</text:span><text:span text:style-name="T7">t</text:span><text:span text:style-name="T2">greSQ</text:span><text:span text:style-name="T7">L</text:span><text:span text:style-name="T2">.</text:span></text:p>
      <text:p text:style-name="P32"/>
      <text:p text:style-name="P5"><text:span text:style-name="T6">C</text:span><text:span text:style-name="T1">on</text:span><text:span text:style-name="T9">t</text:span><text:span text:style-name="T20">r</text:span><text:span text:style-name="T1">o</text:span><text:span text:style-name="T6">l</text:span><text:span text:style-name="T1">e</text:span><text:span text:style-name="T11"> </text:span><text:span text:style-name="T1">de</text:span><text:span text:style-name="T33"> </text:span><text:span text:style-name="T29">V</text:span><text:span text:style-name="T11">e</text:span><text:span text:style-name="T1">rsão:</text:span></text:p>
      <text:p text:style-name="P1"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</text:span><text:span text:style-name="T8"> </text:span><text:span text:style-name="T2">b</text:span><text:span text:style-name="T12">á</text:span><text:span text:style-name="T2">s</text:span><text:span text:style-name="T10">i</text:span><text:span text:style-name="T2">co sobre o con</text:span><text:span text:style-name="T7">t</text:span><text:span text:style-name="T2">ro</text:span><text:span text:style-name="T10">l</text:span><text:span text:style-name="T2">e de versão</text:span><text:span text:style-name="T8"> </text:span><text:span text:style-name="T2">G</text:span><text:span text:style-name="T7">it</text:span><text:span text:style-name="T2">.</text:span></text:p>
      <text:p text:style-name="P6"/>
      <text:p text:style-name="P1"><text:span text:style-name="T1">Á</text:span><text:span text:style-name="T20">r</text:span><text:span text:style-name="T1">eas e</text:span><text:span text:style-name="T11"> </text:span><text:span text:style-name="T21">a</text:span><text:span text:style-name="T1">ss</text:span><text:span text:style-name="T6">u</text:span><text:span text:style-name="T1">ntos de </text:span><text:span text:style-name="T6">i</text:span><text:span text:style-name="T1">nt</text:span><text:span text:style-name="T11">e</text:span><text:span text:style-name="T20">r</text:span><text:span text:style-name="T1">esse:</text:span></text:p>
      <text:p text:style-name="P1"><text:span text:style-name="T7">A</text:span><text:span text:style-name="T2">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e </text:span><text:span text:style-name="T10">l</text:span><text:span text:style-name="T7">i</text:span><text:span text:style-name="T2">ngu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8">b</text:span><text:span text:style-name="T10">l</text:span><text:span text:style-name="T24">y</text:span><text:span text:style-name="T2">;</text:span></text:p>
      <text:p text:style-name="P16"><text:span text:style-name="T7">G</text:span><text:span text:style-name="T2">rande</text:span><text:span text:style-name="T10"> </text:span><text:span text:style-name="T2">cur</text:span><text:span text:style-name="T7">i</text:span><text:span text:style-name="T2">os</text:span><text:span text:style-name="T7">i</text:span><text:span text:style-name="T2">da</text:span><text:span text:style-name="T8">d</text:span><text:span text:style-name="T2">e sobre o func</text:span><text:span text:style-name="T7">i</text:span><text:span text:style-name="T2">on</text:span><text:span text:style-name="T10">a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rno</text:span><text:span text:style-name="T8"> </text:span><text:span text:style-name="T2">das ferra</text:span><text:span text:style-name="T7">m</text:span><text:span text:style-name="T2">en</text:span><text:span text:style-name="T10">t</text:span><text:span text:style-name="T2">as de sof</text:span><text:span text:style-name="T7">t</text:span><text:span text:style-name="T2">ware e</text:span><text:span text:style-name="T10"> </text:span><text:span text:style-name="T7">li</text:span><text:span text:style-name="T2">nguagens; </text:span><text:span text:style-name="T7">E</text:span><text:span text:style-name="T2">s</text:span><text:span text:style-name="T7">t</text:span><text:span text:style-name="T2">ru</text:span><text:span text:style-name="T7">t</text:span><text:span text:style-name="T2">uras de</text:span><text:span text:style-name="T10"> </text:span><text:span text:style-name="T2">Dad</text:span><text:span text:style-name="T22">o</text:span><text:span text:style-name="T2">s C</text:span><text:span text:style-name="T10">o</text:span><text:span text:style-name="T12">m</text:span><text:span text:style-name="T2">p</text:span><text:span text:style-name="T10">l</text:span><text:span text:style-name="T2">exas;</text:span></text:p>
      <text:p text:style-name="P1"><text:span text:style-name="T7">Li</text:span><text:span text:style-name="T2">nguagens</text:span><text:span text:style-name="T8"> </text:span><text:span text:style-name="T2">de Progra</text:span><text:span text:style-name="T7">m</text:span><text:span text:style-name="T2">ação.</text:span></text:p>
      <text:p text:style-name="P6"/>
      <text:p text:style-name="P1"><text:span text:style-name="T6">F</text:span><text:span text:style-name="T1">o</text:span><text:span text:style-name="T13">r</text:span><text:span text:style-name="T9">m</text:span><text:span text:style-name="T1">ação:</text:span></text:p>
      <text:p text:style-name="P1"><text:span text:style-name="T2">Cu</text:span><text:span text:style-name="T22">r</text:span><text:span text:style-name="T2">so de</text:span><text:span text:style-name="T10"> </text:span><text:span text:style-name="T7">L</text:span><text:span text:style-name="T2">óg</text:span><text:span text:style-name="T7">i</text:span><text:span text:style-name="T2">ca</text:span><text:span text:style-name="T10"> </text:span><text:span text:style-name="T2">de Progra</text:span><text:span text:style-name="T7">m</text:span><text:span text:style-name="T2">a</text:span><text:span text:style-name="T10">ç</text:span><text:span text:style-name="T2">ão.</text:span></text:p>
      <text:p text:style-name="P17"><text:span text:style-name="T2">Cu</text:span><text:span text:style-name="T22">r</text:span><text:span text:style-name="T2">so de</text:span><text:span text:style-name="T30"> </text:span><text:span text:style-name="T2">A</text:span><text:span text:style-name="T7">s</text:span><text:span text:style-name="T2">s</text:span><text:span text:style-name="T7">i</text:span><text:span text:style-name="T2">s</text:span><text:span text:style-name="T7">t</text:span><text:span text:style-name="T2">ên</text:span><text:span text:style-name="T10">c</text:span><text:span text:style-name="T7">i</text:span><text:span text:style-name="T2">a</text:span><text:span text:style-name="T34"> </text:span><text:span text:style-name="T7">T</text:span><text:span text:style-name="T10">é</text:span><text:span text:style-name="T2">cn</text:span><text:span text:style-name="T7">i</text:span><text:span text:style-name="T2">ca</text:span><text:span text:style-name="T10"> </text:span><text:span text:style-name="T2">em</text:span><text:span text:style-name="T7"> </text:span><text:span text:style-name="T2">M</text:span><text:span text:style-name="T7">i</text:span><text:span text:style-name="T2">croc</text:span><text:span text:style-name="T8">o</text:span><text:span text:style-name="T7">m</text:span><text:span text:style-name="T2">pu</text:span><text:span text:style-name="T7">t</text:span><text:span text:style-name="T2">ado</text:span><text:span text:style-name="T8">r</text:span><text:span text:style-name="T2">es. Cu</text:span><text:span text:style-name="T22">r</text:span><text:span text:style-name="T2">so de</text:span><text:span text:style-name="T34"> </text:span><text:span text:style-name="T35">W</text:span><text:span text:style-name="T2">eb Des</text:span><text:span text:style-name="T7">i</text:span><text:span text:style-name="T2">gn.</text:span></text:p>
      <text:p text:style-name="P18"><text:span text:style-name="T2">Cu</text:span><text:span text:style-name="T22">r</text:span><text:span text:style-name="T2">so e</text:span><text:span text:style-name="T34"> </text:span><text:span text:style-name="T36">T</text:span><text:span text:style-name="T2">r</text:span><text:span text:style-name="T10">e</text:span><text:span text:style-name="T7">i</text:span><text:span text:style-name="T2">n</text:span><text:span text:style-name="T10">a</text:span><text:span text:style-name="T12">m</text:span><text:span text:style-name="T2">e</text:span><text:span text:style-name="T8">n</text:span><text:span text:style-name="T7">t</text:span><text:span text:style-name="T2">o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</text:span><text:span text:style-name="T8"> </text:span><text:span text:style-name="T2">com</text:span><text:span text:style-name="T7"> </text:span><text:span text:style-name="T2">PHP</text:span><text:span text:style-name="T36"> </text:span><text:span text:style-name="T2">- O</text:span><text:span text:style-name="T7">lim</text:span><text:span text:style-name="T2">p</text:span><text:span text:style-name="T10">í</text:span><text:span text:style-name="T2">ada do Conh</text:span><text:span text:style-name="T7">e</text:span><text:span text:style-name="T10">c</text:span><text:span text:style-name="T7">im</text:span><text:span text:style-name="T2">e</text:span><text:span text:style-name="T8">n</text:span><text:span text:style-name="T7">t</text:span><text:span text:style-name="T2">o S</text:span><text:span text:style-name="T7">EN</text:span><text:span text:style-name="T2">AI. Par</text:span><text:span text:style-name="T7">ti</text:span><text:span text:style-name="T10">c</text:span><text:span text:style-name="T7">i</text:span><text:span text:style-name="T2">pação</text:span><text:span text:style-name="T8"> </text:span><text:span text:style-name="T2">de Curs</text:span><text:span text:style-name="T22">o</text:span><text:span text:style-name="T2">s On</text:span><text:span text:style-name="T7">li</text:span><text:span text:style-name="T2">ne</text:span><text:span text:style-name="T10"> </text:span><text:span text:style-name="T2">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24"> </text:span><text:span text:style-name="T35">W</text:span><text:span text:style-name="T2">eb c</text:span><text:span text:style-name="T8">o</text:span><text:span text:style-name="T2">m</text:span><text:span text:style-name="T7"> P</text:span><text:span text:style-name="T2">H</text:span><text:span text:style-name="T37">P</text:span><text:span text:style-name="T2">.</text:span></text:p>
      <text:p text:style-name="P1"><text:span text:style-name="T2">2o </text:span><text:span text:style-name="T7">L</text:span><text:span text:style-name="T2">ugar na</text:span><text:span text:style-name="T10"> </text:span><text:span text:style-name="T2">O</text:span><text:span text:style-name="T7">lim</text:span><text:span text:style-name="T2">p</text:span><text:span text:style-name="T7">í</text:span><text:span text:style-name="T2">a</text:span><text:span text:style-name="T8">d</text:span><text:span text:style-name="T2">a do 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S</text:span><text:span text:style-name="T7">EN</text:span><text:span text:style-name="T2">AI - Fase </text:span><text:span text:style-name="T7">E</text:span><text:span text:style-name="T2">s</text:span><text:span text:style-name="T7">t</text:span><text:span text:style-name="T2">ad</text:span><text:span text:style-name="T8">u</text:span><text:span text:style-name="T2">a</text:span><text:span text:style-name="T7">l</text:span><text:span text:style-name="T2">.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/text:p>
      <text:p text:style-name="P19"><text:span text:style-name="T32">W</text:span><text:span text:style-name="T2">eb</text:span><text:span text:style-name="T7">/</text:span><text:span text:style-name="T2">Progr</text:span><text:span text:style-name="T10">a</text:span><text:span text:style-name="T7">m</text:span><text:span text:style-name="T2">a</text:span><text:span text:style-name="T10">ç</text:span><text:span text:style-name="T2">ão para</text:span><text:span text:style-name="T34"> </text:span><text:span text:style-name="T35">W</text:span><text:span text:style-name="T2">eb</text:span><text:span text:style-name="T7">/</text:span><text:span text:style-name="T35">W</text:span><text:span text:style-name="T2">eb Des</text:span><text:span text:style-name="T7">i</text:span><text:span text:style-name="T2">gn</text:span><text:span text:style-name="T10">/</text:span><text:span text:style-name="T32">W</text:span><text:span text:style-name="T2">e</text:span><text:span text:style-name="T8">b</text:span><text:span text:style-name="T12">m</text:span><text:span text:style-name="T2">as</text:span><text:span text:style-name="T10">t</text:span><text:span text:style-name="T2">e</text:span><text:span text:style-name="T14">r</text:span><text:span text:style-name="T2">. </text:span><text:span text:style-name="T7">E</text:span><text:span text:style-name="T2">ns</text:span><text:span text:style-name="T7">i</text:span><text:span text:style-name="T2">no Méd</text:span><text:span text:style-name="T7">i</text:span><text:span text:style-name="T2">o – Con</text:span><text:span text:style-name="T7">cl</text:span><text:span text:style-name="T8">u</text:span><text:span text:style-name="T7">í</text:span><text:span text:style-name="T2">do.</text:span></text:p>
      <text:p text:style-name="P6"/>
      <text:p text:style-name="P1"><text:span text:style-name="T6">A</text:span><text:span text:style-name="T1">t</text:span><text:span text:style-name="T6">i</text:span><text:span text:style-name="T9">v</text:span><text:span text:style-name="T6">i</text:span><text:span text:style-name="T1">dades </text:span><text:span text:style-name="T6">P</text:span><text:span text:style-name="T1">e</text:span><text:span text:style-name="T6">s</text:span><text:span text:style-name="T1">soa</text:span><text:span text:style-name="T6">i</text:span><text:span text:style-name="T1">s</text:span><text:span text:style-name="T11">/</text:span><text:span text:style-name="T6">H</text:span><text:span text:style-name="T1">obb</text:span><text:span text:style-name="T6">i</text:span><text:span text:style-name="T1">es:</text:span></text:p>
      <text:p text:style-name="P20">Desenvolvimento de Módulos e Char Drivers para o Kernel do Linux, inculcando como aprendizado as estruturas internas do Kernel.</text:p>
      <text:list xml:id="list3522444879797134138" text:style-name="L4">
        <text:list-item>
          <text:p text:style-name="P29">Alguns códigos poderão ser visualizados em meu repositório:<text:line-break/><text:a xlink:type="simple" xlink:href="https://github.com/icarofreire/Modulos-Kernel" text:style-name="Internet_20_link" text:visited-style-name="Visited_20_Internet_20_Link"><text:span text:style-name="T59">https://github.com/icarofreire/Modulos-Kernel</text:span></text:a></text:p>
        </text:list-item>
      </text:list>
      <text:p text:style-name="P6"/>
      <text:p text:style-name="P1"><text:span text:style-name="T1">E</text:span><text:span text:style-name="T21">x</text:span><text:span text:style-name="T1">p</text:span><text:span text:style-name="T11">e</text:span><text:span text:style-name="T1">r</text:span><text:span text:style-name="T6">i</text:span><text:span text:style-name="T1">ênc</text:span><text:span text:style-name="T6">i</text:span><text:span text:style-name="T1">a</text:span><text:span text:style-name="T9"> </text:span><text:span text:style-name="T6">P</text:span><text:span text:style-name="T33">r</text:span><text:span text:style-name="T21">o</text:span><text:span text:style-name="T9">f</text:span><text:span text:style-name="T6">i</text:span><text:span text:style-name="T1">ss</text:span><text:span text:style-name="T6">i</text:span><text:span text:style-name="T1">ona</text:span><text:span text:style-name="T6">l</text:span><text:span text:style-name="T1">:</text:span></text:p>
      <text:list xml:id="list6918431740618717684" text:style-name="L5">
        <text:list-item>
          <text:p text:style-name="P30"><text:span text:style-name="T2">Se</text:span><text:span text:style-name="T19">r</text:span><text:span text:style-name="T2">g</text:span><text:span text:style-name="T7">i</text:span><text:span text:style-name="T8">p</text:span><text:span text:style-name="T2">e Info</text:span><text:span text:style-name="T8">r</text:span><text:span text:style-name="T12">m</text:span><text:span text:style-name="T10">á</text:span><text:span text:style-name="T7">ti</text:span><text:span text:style-name="T2">ca</text:span><text:span text:style-name="T10"> </text:span><text:span text:style-name="T2">- Pres</text:span><text:span text:style-name="T7">t</text:span><text:span text:style-name="T2">ador de Serv</text:span><text:span text:style-name="T7">i</text:span><text:span text:style-name="T2">ços</text:span><text:span text:style-name="T8"> </text:span><text:span text:style-name="T2">de 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</text:span><text:span text:style-name="T24"> </text:span><text:span text:style-name="T32">W</text:span><text:span text:style-name="T2">eb,</text:span><text:span text:style-name="T8"> </text:span><text:span text:style-name="T2"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  <text:list-item>
          <text:p text:style-name="P30"><text:span text:style-name="T2">Mag</text:span><text:span text:style-name="T7">i</text:span><text:span text:style-name="T2">kal</text:span><text:span text:style-name="T10"> </text:span><text:span text:style-name="T2">D</text:span><text:span text:style-name="T12">e</text:span><text:span text:style-name="T2">s</text:span><text:span text:style-name="T7">i</text:span><text:span text:style-name="T2">gn</text:span><text:span text:style-name="T8"> </text:span><text:span text:style-name="T2">- </text:span><text:span text:style-name="T7">P</text:span><text:span text:style-name="T2">res</text:span><text:span text:style-name="T7">t</text:span><text:span text:style-name="T2">ador</text:span><text:span text:style-name="T8"> </text:span><text:span text:style-name="T2">de Serv</text:span><text:span text:style-name="T7">i</text:span><text:span text:style-name="T2">ços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38"> </text:span><text:span text:style-name="T2">Andro</text:span><text:span text:style-name="T7">i</text:span><text:span text:style-name="T2">d, Desenvo</text:span><text:span text:style-name="T7">l</text:span><text:span text:style-name="T2">vedor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38"> </text:span><text:span text:style-name="T7">A</text:span><text:span text:style-name="T2">ndro</text:span><text:span text:style-name="T7">i</text:span><text:span text:style-name="T2">d</text:span><text:span text:style-name="T8"> </text:span><text:span text:style-name="T2">escr</text:span><text:span text:style-name="T7">it</text:span><text:span text:style-name="T2">os </text:span><text:span text:style-name="T10">e</text:span><text:span text:style-name="T2">m</text:span><text:span text:style-name="T7"> Li</text:span><text:span text:style-name="T2">nguag</text:span><text:span text:style-name="T10">e</text:span><text:span text:style-name="T2">m</text:span><text:span text:style-name="T7"> </text:span><text:span text:style-name="T2">Java.</text:span></text:p>
        </text:list-item>
        <text:list-item>
          <text:p text:style-name="P31"><text:span text:style-name="T2">Alfama Web - <text:s/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</text:list>
      <text:p text:style-name="P6"/>
      <text:p text:style-name="P22"><text:span text:style-name="T1">A</text:span><text:span text:style-name="T6">l</text:span><text:span text:style-name="T1">g</text:span><text:span text:style-name="T6">u</text:span><text:span text:style-name="T1">ns cód</text:span><text:span text:style-name="T6">i</text:span><text:span text:style-name="T1">gos escr</text:span><text:span text:style-name="T6">i</text:span><text:span text:style-name="T1">tos: </text:span><text:a xlink:type="simple" xlink:href="https://github.com/icarofreire" text:style-name="Internet_20_link" text:visited-style-name="Visited_20_Internet_20_Link"><text:span text:style-name="T45">h</text:span></text:a><text:a xlink:type="simple" xlink:href="https://github.com/icarofreire" text:style-name="Internet_20_link" text:visited-style-name="Visited_20_Internet_20_Link"><text:span text:style-name="T47">tt</text:span></text:a><text:a xlink:type="simple" xlink:href="https://github.com/icarofreire" text:style-name="Internet_20_link" text:visited-style-name="Visited_20_Internet_20_Link"><text:span text:style-name="T45">ps</text:span></text:a><text:a xlink:type="simple" xlink:href="https://github.com/icarofreire" text:style-name="Internet_20_link" text:visited-style-name="Visited_20_Internet_20_Link"><text:span text:style-name="T47">:</text:span></text:a><text:a xlink:type="simple" xlink:href="https://github.com/icarofreire" text:style-name="Internet_20_link" text:visited-style-name="Visited_20_Internet_20_Link"><text:span text:style-name="T48">/</text:span></text:a><text:a xlink:type="simple" xlink:href="https://github.com/icarofreire" text:style-name="Internet_20_link" text:visited-style-name="Visited_20_Internet_20_Link"><text:span text:style-name="T47">/</text:span></text:a><text:a xlink:type="simple" xlink:href="https://github.com/icarofreire" text:style-name="Internet_20_link" text:visited-style-name="Visited_20_Internet_20_Link"><text:span text:style-name="T45">g</text:span></text:a><text:a xlink:type="simple" xlink:href="https://github.com/icarofreire" text:style-name="Internet_20_link" text:visited-style-name="Visited_20_Internet_20_Link"><text:span text:style-name="T47">it</text:span></text:a><text:a xlink:type="simple" xlink:href="https://github.com/icarofreire" text:style-name="Internet_20_link" text:visited-style-name="Visited_20_Internet_20_Link"><text:span text:style-name="T45">hub</text:span></text:a><text:a xlink:type="simple" xlink:href="https://github.com/icarofreire" text:style-name="Internet_20_link" text:visited-style-name="Visited_20_Internet_20_Link"><text:span text:style-name="T49">.</text:span></text:a><text:a xlink:type="simple" xlink:href="https://github.com/icarofreire" text:style-name="Internet_20_link" text:visited-style-name="Visited_20_Internet_20_Link"><text:span text:style-name="T45">co</text:span></text:a><text:a xlink:type="simple" xlink:href="https://github.com/icarofreire" text:style-name="Internet_20_link" text:visited-style-name="Visited_20_Internet_20_Link"><text:span text:style-name="T47">m/</text:span></text:a><text:a xlink:type="simple" xlink:href="https://github.com/icarofreire" text:style-name="Internet_20_link" text:visited-style-name="Visited_20_Internet_20_Link"><text:span text:style-name="T48">i</text:span></text:a><text:a xlink:type="simple" xlink:href="https://github.com/icarofreire" text:style-name="Internet_20_link" text:visited-style-name="Visited_20_Internet_20_Link"><text:span text:style-name="T45">carofr</text:span></text:a><text:a xlink:type="simple" xlink:href="https://github.com/icarofreire" text:style-name="Internet_20_link" text:visited-style-name="Visited_20_Internet_20_Link"><text:span text:style-name="T48">e</text:span></text:a><text:a xlink:type="simple" xlink:href="https://github.com/icarofreire" text:style-name="Internet_20_link" text:visited-style-name="Visited_20_Internet_20_Link"><text:span text:style-name="T47">i</text:span></text:a><text:a xlink:type="simple" xlink:href="https://github.com/icarofreire" text:style-name="Internet_20_link" text:visited-style-name="Visited_20_Internet_20_Link"><text:span text:style-name="T45">re</text:span></text:a><text:span text:style-name="T46"> </text:span><text:a xlink:type="simple" xlink:href="https://gist.github.com/icarofreire" text:style-name="Internet_20_link" text:visited-style-name="Visited_20_Internet_20_Link"><text:span text:style-name="T45">h</text:span></text:a><text:a xlink:type="simple" xlink:href="https://gist.github.com/icarofreire" text:style-name="Internet_20_link" text:visited-style-name="Visited_20_Internet_20_Link"><text:span text:style-name="T47">tt</text:span></text:a><text:a xlink:type="simple" xlink:href="https://gist.github.com/icarofreire" text:style-name="Internet_20_link" text:visited-style-name="Visited_20_Internet_20_Link"><text:span text:style-name="T45">ps</text:span></text:a><text:a xlink:type="simple" xlink:href="https://gist.github.com/icarofreire" text:style-name="Internet_20_link" text:visited-style-name="Visited_20_Internet_20_Link"><text:span text:style-name="T47">: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/</text:span></text:a><text:a xlink:type="simple" xlink:href="https://gist.github.com/icarofreire" text:style-name="Internet_20_link" text:visited-style-name="Visited_20_Internet_20_Link"><text:span text:style-name="T45">g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s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.g</text:span></text:a><text:a xlink:type="simple" xlink:href="https://gist.github.com/icarofreire" text:style-name="Internet_20_link" text:visited-style-name="Visited_20_Internet_20_Link"><text:span text:style-name="T48">i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hub.c</text:span></text:a><text:a xlink:type="simple" xlink:href="https://gist.github.com/icarofreire" text:style-name="Internet_20_link" text:visited-style-name="Visited_20_Internet_20_Link"><text:span text:style-name="T49">o</text:span></text:a><text:a xlink:type="simple" xlink:href="https://gist.github.com/icarofreire" text:style-name="Internet_20_link" text:visited-style-name="Visited_20_Internet_20_Link"><text:span text:style-name="T50">m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carof</text:span></text:a><text:a xlink:type="simple" xlink:href="https://gist.github.com/icarofreire" text:style-name="Internet_20_link" text:visited-style-name="Visited_20_Internet_20_Link"><text:span text:style-name="T49">r</text:span></text:a><text:a xlink:type="simple" xlink:href="https://gist.github.com/icarofreire" text:style-name="Internet_20_link" text:visited-style-name="Visited_20_Internet_20_Link"><text:span text:style-name="T45">e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8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aro </meta:initial-creator>
    <meta:creation-date>2016-03-31T17:06:54.573365183</meta:creation-date>
    <dc:date>2016-08-31T12:53:20.045118468</dc:date>
    <dc:creator>icaro </dc:creator>
    <meta:editing-duration>PT28M54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52" meta:word-count="467" meta:character-count="3479" meta:non-whitespace-character-count="3073"/>
  </office:meta>
</office:document-meta>
</file>